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0a0723f"/>
    </style:style>
    <style:style style:name="P3" style:family="paragraph" style:parent-style-name="Standard">
      <style:paragraph-properties fo:text-align="center" style:justify-single-word="false"/>
      <style:text-properties officeooo:rsid="00128b1b" officeooo:paragraph-rsid="00a0723f"/>
    </style:style>
    <style:style style:name="P4" style:family="paragraph" style:parent-style-name="Standard">
      <style:text-properties officeooo:rsid="00128b1b" officeooo:paragraph-rsid="00a39164"/>
    </style:style>
    <style:style style:name="P5" style:family="paragraph" style:parent-style-name="Standard">
      <style:text-properties officeooo:rsid="00128b1b" officeooo:paragraph-rsid="00a532e9"/>
    </style:style>
    <style:style style:name="P6" style:family="paragraph" style:parent-style-name="Standard">
      <style:text-properties officeooo:rsid="00128b1b" officeooo:paragraph-rsid="00a5d7fd"/>
    </style:style>
    <style:style style:name="P7" style:family="paragraph" style:parent-style-name="Standard">
      <style:text-properties officeooo:rsid="00128b1b" officeooo:paragraph-rsid="00a87f22"/>
    </style:style>
    <style:style style:name="P8" style:family="paragraph" style:parent-style-name="Standard">
      <style:text-properties officeooo:rsid="00128b1b" officeooo:paragraph-rsid="00ab8a7b"/>
    </style:style>
    <style:style style:name="P9" style:family="paragraph" style:parent-style-name="Standard">
      <style:text-properties officeooo:rsid="00128b1b" officeooo:paragraph-rsid="00ac8842"/>
    </style:style>
    <style:style style:name="P10" style:family="paragraph" style:parent-style-name="Standard">
      <style:text-properties officeooo:rsid="001304de" officeooo:paragraph-rsid="001304de"/>
    </style:style>
    <style:style style:name="P11" style:family="paragraph" style:parent-style-name="Standard">
      <style:text-properties officeooo:rsid="001304de" officeooo:paragraph-rsid="00269625"/>
    </style:style>
    <style:style style:name="P12" style:family="paragraph" style:parent-style-name="Standard">
      <style:text-properties officeooo:rsid="001304de" officeooo:paragraph-rsid="002ab298"/>
    </style:style>
    <style:style style:name="P13" style:family="paragraph" style:parent-style-name="Standard">
      <style:text-properties officeooo:rsid="001304de" officeooo:paragraph-rsid="003bd805"/>
    </style:style>
    <style:style style:name="P14" style:family="paragraph" style:parent-style-name="Standard">
      <style:text-properties fo:font-weight="bold" officeooo:rsid="0017b9b5" officeooo:paragraph-rsid="00207848" style:font-weight-asian="bold" style:font-weight-complex="bold"/>
    </style:style>
    <style:style style:name="P15" style:family="paragraph" style:parent-style-name="Standard">
      <style:text-properties fo:font-weight="bold" officeooo:rsid="001304de" officeooo:paragraph-rsid="001304de" style:font-weight-asian="bold" style:font-weight-complex="bold"/>
    </style:style>
    <style:style style:name="P16" style:family="paragraph" style:parent-style-name="Standard">
      <style:text-properties fo:font-weight="bold" officeooo:rsid="001304de" officeooo:paragraph-rsid="00269625" style:font-weight-asian="bold" style:font-weight-complex="bold"/>
    </style:style>
    <style:style style:name="P17" style:family="paragraph" style:parent-style-name="Standard">
      <style:text-properties officeooo:rsid="00160cb4" officeooo:paragraph-rsid="00160cb4"/>
    </style:style>
    <style:style style:name="P18" style:family="paragraph" style:parent-style-name="Standard">
      <style:text-properties officeooo:rsid="0017b9b5" officeooo:paragraph-rsid="00207848"/>
    </style:style>
    <style:style style:name="P19" style:family="paragraph" style:parent-style-name="Standard">
      <style:text-properties officeooo:rsid="0017b9b5" officeooo:paragraph-rsid="005f4848"/>
    </style:style>
    <style:style style:name="P20" style:family="paragraph" style:parent-style-name="Standard">
      <style:text-properties officeooo:rsid="001f3f3e" officeooo:paragraph-rsid="005f4848"/>
    </style:style>
    <style:style style:name="P21" style:family="paragraph" style:parent-style-name="Standard">
      <style:text-properties fo:font-style="italic" officeooo:rsid="001304de" officeooo:paragraph-rsid="001304de" style:font-style-asian="italic" style:font-style-complex="italic"/>
    </style:style>
    <style:style style:name="P22" style:family="paragraph" style:parent-style-name="Standard">
      <style:text-properties fo:font-style="italic" officeooo:rsid="001304de" officeooo:paragraph-rsid="002ab298" style:font-style-asian="italic" style:font-style-complex="italic"/>
    </style:style>
    <style:style style:name="P23" style:family="paragraph" style:parent-style-name="Standard">
      <style:text-properties fo:font-style="italic" officeooo:rsid="001304de" officeooo:paragraph-rsid="00c1e29f" style:font-style-asian="italic" style:font-style-complex="italic"/>
    </style:style>
    <style:style style:name="P24" style:family="paragraph" style:parent-style-name="Standard">
      <style:text-properties fo:font-style="italic" officeooo:rsid="00128b1b" officeooo:paragraph-rsid="00a0723f" style:font-style-asian="italic" style:font-style-complex="italic"/>
    </style:style>
    <style:style style:name="P25" style:family="paragraph" style:parent-style-name="Standard">
      <style:text-properties fo:font-weight="normal" officeooo:rsid="0062eb81" officeooo:paragraph-rsid="0062eb81" style:font-weight-asian="normal" style:font-weight-complex="normal"/>
    </style:style>
    <style:style style:name="P26" style:family="paragraph" style:parent-style-name="Standard">
      <style:text-properties fo:font-weight="normal" officeooo:rsid="00630b54" officeooo:paragraph-rsid="00630b54" style:font-weight-asian="normal" style:font-weight-complex="normal"/>
    </style:style>
    <style:style style:name="P27" style:family="paragraph" style:parent-style-name="Standard">
      <style:text-properties fo:font-size="11pt" fo:font-weight="bold" officeooo:rsid="00128b1b" officeooo:paragraph-rsid="0036e44b" style:font-size-asian="11pt" style:font-weight-asian="bold" style:font-size-complex="11pt" style:font-weight-complex="bold"/>
    </style:style>
    <style:style style:name="P28" style:family="paragraph" style:parent-style-name="Standard">
      <style:text-properties fo:font-size="11pt" officeooo:rsid="00128b1b" officeooo:paragraph-rsid="0055f75a" style:font-size-asian="11pt" style:font-size-complex="11pt"/>
    </style:style>
    <style:style style:name="P29" style:family="paragraph" style:parent-style-name="Standard">
      <style:text-properties fo:font-size="11pt" officeooo:rsid="00128b1b" officeooo:paragraph-rsid="00850e3e" style:font-size-asian="11pt" style:font-size-complex="11pt"/>
    </style:style>
    <style:style style:name="P30" style:family="paragraph" style:parent-style-name="Standard">
      <style:text-properties fo:font-size="11pt" officeooo:rsid="00128b1b" officeooo:paragraph-rsid="0036e44b" style:font-size-asian="11pt" style:font-size-complex="11pt"/>
    </style:style>
    <style:style style:name="P31" style:family="paragraph" style:parent-style-name="Standard">
      <style:paragraph-properties fo:line-height="100%"/>
      <style:text-properties fo:font-size="11pt" officeooo:rsid="00128b1b" officeooo:paragraph-rsid="00850e3e" style:font-size-asian="11pt" style:font-size-complex="11pt"/>
    </style:style>
    <style:style style:name="P32" style:family="paragraph" style:parent-style-name="Standard">
      <style:paragraph-properties fo:line-height="100%"/>
      <style:text-properties fo:font-size="11pt" officeooo:rsid="0014808d" officeooo:paragraph-rsid="008f75e6" style:font-size-asian="11pt" style:font-size-complex="11pt"/>
    </style:style>
    <style:style style:name="P33" style:family="paragraph" style:parent-style-name="Standard">
      <style:paragraph-properties fo:line-height="100%"/>
      <style:text-properties fo:font-size="11pt" officeooo:rsid="001304de" officeooo:paragraph-rsid="00b55b86" style:font-size-asian="11pt" style:font-size-complex="11pt"/>
    </style:style>
    <style:style style:name="P34"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35"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36" style:family="paragraph" style:parent-style-name="Standard">
      <style:text-properties fo:font-style="normal" style:text-underline-style="solid" style:text-underline-width="auto" style:text-underline-color="font-color" fo:font-weight="normal" officeooo:rsid="00128b1b" officeooo:paragraph-rsid="00a532e9" style:font-style-asian="normal" style:font-weight-asian="normal" style:font-style-complex="normal" style:font-weight-complex="normal"/>
    </style:style>
    <style:style style:name="P37" style:family="paragraph" style:parent-style-name="Text_20_body">
      <style:text-properties officeooo:rsid="003d2cb7" officeooo:paragraph-rsid="003d2cb7"/>
    </style:style>
    <style:style style:name="P38" style:family="paragraph" style:parent-style-name="Standard">
      <style:paragraph-properties fo:line-height="100%"/>
      <style:text-properties fo:font-size="11pt" officeooo:rsid="00128b1b" officeooo:paragraph-rsid="00850e3e" style:font-size-asian="11pt" style:font-size-complex="11pt"/>
    </style:style>
    <style:style style:name="P39" style:family="paragraph" style:parent-style-name="Standard">
      <style:paragraph-properties fo:line-height="100%"/>
      <style:text-properties fo:font-size="11pt" officeooo:rsid="001304de" officeooo:paragraph-rsid="00b55b86" style:font-size-asian="11pt" style:font-size-complex="11pt"/>
    </style:style>
    <style:style style:name="P40"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41" style:family="paragraph" style:parent-style-name="Standard">
      <style:text-properties fo:font-size="11pt" fo:font-weight="bold" officeooo:rsid="0014808d" officeooo:paragraph-rsid="003bd805" style:font-size-asian="11pt" style:font-weight-asian="bold" style:font-size-complex="11pt" style:font-weight-complex="bold"/>
    </style:style>
    <style:style style:name="P42" style:family="paragraph" style:parent-style-name="Standard">
      <style:text-properties fo:font-size="11pt" fo:font-weight="bold" officeooo:rsid="00128b1b" officeooo:paragraph-rsid="0036e44b" style:font-size-asian="11pt" style:font-weight-asian="bold" style:font-size-complex="11pt" style:font-weight-complex="bold"/>
    </style:style>
    <style:style style:name="P43" style:family="paragraph" style:parent-style-name="Standard">
      <style:text-properties fo:font-weight="bold" officeooo:rsid="003f24c2" officeooo:paragraph-rsid="00902f63" style:font-weight-asian="bold" style:font-weight-complex="bold"/>
    </style:style>
    <style:style style:name="P44" style:family="paragraph" style:parent-style-name="Standard">
      <style:text-properties fo:font-weight="bold" officeooo:rsid="00128b1b" officeooo:paragraph-rsid="00ac8842" style:font-weight-asian="bold" style:font-weight-complex="bold"/>
    </style:style>
    <style:style style:name="P45" style:family="paragraph" style:parent-style-name="Standard">
      <style:text-properties fo:font-weight="bold" officeooo:rsid="00128b1b" officeooo:paragraph-rsid="00a39164" style:font-weight-asian="bold" style:font-weight-complex="bold"/>
    </style:style>
    <style:style style:name="P46" style:family="paragraph" style:parent-style-name="Standard">
      <style:text-properties fo:font-weight="bold" officeooo:rsid="00128b1b" officeooo:paragraph-rsid="00a0723f" style:font-weight-asian="bold" style:font-weight-complex="bold"/>
    </style:style>
    <style:style style:name="P47" style:family="paragraph" style:parent-style-name="Standard">
      <style:text-properties fo:font-weight="bold" officeooo:rsid="00128b1b" officeooo:paragraph-rsid="00abdb17" style:font-weight-asian="bold" style:font-weight-complex="bold"/>
    </style:style>
    <style:style style:name="P48" style:family="paragraph" style:parent-style-name="Standard">
      <style:text-properties fo:font-weight="bold" officeooo:rsid="00160cb4" officeooo:paragraph-rsid="00160cb4" style:font-weight-asian="bold" style:font-weight-complex="bold"/>
    </style:style>
    <style:style style:name="P49" style:family="paragraph" style:parent-style-name="Standard">
      <style:text-properties fo:font-weight="bold" officeooo:rsid="00160cb4" officeooo:paragraph-rsid="00d4a460" style:font-weight-asian="bold" style:font-weight-complex="bold"/>
    </style:style>
    <style:style style:name="P50" style:family="paragraph" style:parent-style-name="Standard">
      <style:text-properties fo:font-weight="bold" officeooo:rsid="00160cb4" officeooo:paragraph-rsid="00d68c27" style:font-weight-asian="bold" style:font-weight-complex="bold"/>
    </style:style>
    <style:style style:name="P51" style:family="paragraph" style:parent-style-name="Standard">
      <style:text-properties fo:font-weight="bold" officeooo:rsid="001304de" officeooo:paragraph-rsid="001304de" style:font-weight-asian="bold" style:font-weight-complex="bold"/>
    </style:style>
    <style:style style:name="P52" style:family="paragraph" style:parent-style-name="Standard">
      <style:text-properties fo:font-weight="bold" officeooo:rsid="001304de" officeooo:paragraph-rsid="00d91f85" style:font-weight-asian="bold" style:font-weight-complex="bold"/>
    </style:style>
    <style:style style:name="P53" style:family="paragraph" style:parent-style-name="Standard">
      <style:text-properties fo:font-weight="bold" officeooo:rsid="001304de" officeooo:paragraph-rsid="00e991ee" style:font-weight-asian="bold" style:font-weight-complex="bold"/>
    </style:style>
    <style:style style:name="P54" style:family="paragraph" style:parent-style-name="Standard">
      <style:text-properties fo:font-weight="bold" officeooo:rsid="001304de" officeooo:paragraph-rsid="00e9dfe6" style:font-weight-asian="bold" style:font-weight-complex="bold"/>
    </style:style>
    <style:style style:name="P55" style:family="paragraph" style:parent-style-name="Standard">
      <style:text-properties fo:font-weight="bold" officeooo:rsid="001304de" officeooo:paragraph-rsid="00ea2f1f" style:font-weight-asian="bold" style:font-weight-complex="bold"/>
    </style:style>
    <style:style style:name="P56" style:family="paragraph" style:parent-style-name="Standard">
      <style:text-properties fo:font-weight="bold" officeooo:rsid="001304de" officeooo:paragraph-rsid="00f9917d" style:font-weight-asian="bold" style:font-weight-complex="bold"/>
    </style:style>
    <style:style style:name="P57" style:family="paragraph" style:parent-style-name="Standard">
      <style:text-properties fo:font-weight="bold" officeooo:rsid="001304de" officeooo:paragraph-rsid="0100a608" style:font-weight-asian="bold" style:font-weight-complex="bold"/>
    </style:style>
    <style:style style:name="P58" style:family="paragraph" style:parent-style-name="Standard">
      <style:text-properties fo:font-weight="bold" officeooo:rsid="00d91f85" officeooo:paragraph-rsid="00d91f85" style:font-weight-asian="bold" style:font-weight-complex="bold"/>
    </style:style>
    <style:style style:name="P59" style:family="paragraph" style:parent-style-name="Standard">
      <style:text-properties fo:font-weight="bold" officeooo:rsid="00ea15a8" officeooo:paragraph-rsid="00ea15a8" style:font-weight-asian="bold" style:font-weight-complex="bold"/>
    </style:style>
    <style:style style:name="P60" style:family="paragraph" style:parent-style-name="Standard">
      <style:text-properties fo:font-size="10.5pt" officeooo:rsid="006afe88" officeooo:paragraph-rsid="0055f75a" style:font-size-asian="10.5pt" style:font-size-complex="10.5pt"/>
    </style:style>
    <style:style style:name="P61" style:family="paragraph" style:parent-style-name="Standard">
      <style:paragraph-properties fo:text-align="start" style:justify-single-word="false"/>
      <style:text-properties style:text-underline-style="solid" style:text-underline-width="auto" style:text-underline-color="font-color" fo:font-weight="normal" officeooo:rsid="00128b1b" officeooo:paragraph-rsid="00add44f" style:font-weight-asian="normal" style:font-weight-complex="normal"/>
    </style:style>
    <style:style style:name="P62" style:family="paragraph" style:parent-style-name="Standard">
      <style:text-properties fo:font-style="italic" officeooo:rsid="001304de" officeooo:paragraph-rsid="00d91f85" style:font-style-asian="italic" style:font-style-complex="italic"/>
    </style:style>
    <style:style style:name="P63" style:family="paragraph" style:parent-style-name="Standard">
      <style:text-properties fo:font-style="italic" officeooo:rsid="001304de" officeooo:paragraph-rsid="00e25424" style:font-style-asian="italic" style:font-style-complex="italic"/>
    </style:style>
    <style:style style:name="P64" style:family="paragraph" style:parent-style-name="Standard">
      <style:text-properties fo:font-style="italic" officeooo:rsid="001304de" officeooo:paragraph-rsid="00e9dfe6" style:font-style-asian="italic" style:font-style-complex="italic"/>
    </style:style>
    <style:style style:name="P65" style:family="paragraph" style:parent-style-name="Standard">
      <style:text-properties fo:font-style="italic" officeooo:rsid="001304de" officeooo:paragraph-rsid="00ea2f1f" style:font-style-asian="italic" style:font-style-complex="italic"/>
    </style:style>
    <style:style style:name="P66" style:family="paragraph" style:parent-style-name="Standard">
      <style:text-properties fo:font-style="italic" officeooo:rsid="001304de" officeooo:paragraph-rsid="00f6ee93" style:font-style-asian="italic" style:font-style-complex="italic"/>
    </style:style>
    <style:style style:name="P67" style:family="paragraph" style:parent-style-name="Standard">
      <style:text-properties fo:font-style="italic" officeooo:rsid="00160cb4" officeooo:paragraph-rsid="00d34b5a" style:font-style-asian="italic" style:font-style-complex="italic"/>
    </style:style>
    <style:style style:name="P68" style:family="paragraph" style:parent-style-name="Standard">
      <style:text-properties fo:font-style="italic" officeooo:rsid="00160cb4" officeooo:paragraph-rsid="00f87744" style:font-style-asian="italic" style:font-style-complex="italic"/>
    </style:style>
    <style:style style:name="P69" style:family="paragraph" style:parent-style-name="Standard">
      <style:text-properties officeooo:rsid="00160cb4" officeooo:paragraph-rsid="00160cb4"/>
    </style:style>
    <style:style style:name="P70" style:family="paragraph" style:parent-style-name="Standard">
      <style:text-properties officeooo:rsid="00160cb4" officeooo:paragraph-rsid="00d34b5a"/>
    </style:style>
    <style:style style:name="P71" style:family="paragraph" style:parent-style-name="Standard">
      <style:text-properties officeooo:rsid="00160cb4" officeooo:paragraph-rsid="00d4a460"/>
    </style:style>
    <style:style style:name="P72" style:family="paragraph" style:parent-style-name="Standard">
      <style:text-properties officeooo:rsid="00160cb4" officeooo:paragraph-rsid="001304de"/>
    </style:style>
    <style:style style:name="P73" style:family="paragraph" style:parent-style-name="Standard">
      <style:text-properties officeooo:rsid="00160cb4" officeooo:paragraph-rsid="00d68c27"/>
    </style:style>
    <style:style style:name="P74" style:family="paragraph" style:parent-style-name="Standard">
      <style:text-properties officeooo:rsid="00160cb4" officeooo:paragraph-rsid="00e68cdc"/>
    </style:style>
    <style:style style:name="P75" style:family="paragraph" style:parent-style-name="Standard">
      <style:text-properties officeooo:rsid="00160cb4" officeooo:paragraph-rsid="00f6ee93"/>
    </style:style>
    <style:style style:name="P76" style:family="paragraph" style:parent-style-name="Standard">
      <style:text-properties officeooo:rsid="00160cb4" officeooo:paragraph-rsid="00f87744"/>
    </style:style>
    <style:style style:name="P77" style:family="paragraph" style:parent-style-name="Standard">
      <style:text-properties officeooo:rsid="001304de" officeooo:paragraph-rsid="001304de"/>
    </style:style>
    <style:style style:name="P78" style:family="paragraph" style:parent-style-name="Standard">
      <style:text-properties officeooo:rsid="001304de" officeooo:paragraph-rsid="00d68c27"/>
    </style:style>
    <style:style style:name="P79" style:family="paragraph" style:parent-style-name="Standard">
      <style:text-properties officeooo:rsid="001304de" officeooo:paragraph-rsid="00d91f85"/>
    </style:style>
    <style:style style:name="P80" style:family="paragraph" style:parent-style-name="Standard">
      <style:paragraph-properties>
        <style:tab-stops>
          <style:tab-stop style:position="2.5201in"/>
        </style:tab-stops>
      </style:paragraph-properties>
      <style:text-properties officeooo:rsid="001304de" officeooo:paragraph-rsid="00d91f85"/>
    </style:style>
    <style:style style:name="P81" style:family="paragraph" style:parent-style-name="Standard">
      <style:text-properties officeooo:rsid="001304de" officeooo:paragraph-rsid="00da9bd7"/>
    </style:style>
    <style:style style:name="P82" style:family="paragraph" style:parent-style-name="Standard">
      <style:text-properties officeooo:rsid="001304de" officeooo:paragraph-rsid="00dc8e29"/>
    </style:style>
    <style:style style:name="P83" style:family="paragraph" style:parent-style-name="Standard">
      <style:text-properties officeooo:rsid="001304de" officeooo:paragraph-rsid="00e25424"/>
    </style:style>
    <style:style style:name="P84" style:family="paragraph" style:parent-style-name="Standard">
      <style:text-properties officeooo:rsid="001304de" officeooo:paragraph-rsid="00c1e29f"/>
    </style:style>
    <style:style style:name="P85" style:family="paragraph" style:parent-style-name="Standard">
      <style:text-properties officeooo:rsid="001304de" officeooo:paragraph-rsid="00e68cdc"/>
    </style:style>
    <style:style style:name="P86" style:family="paragraph" style:parent-style-name="Standard">
      <style:text-properties officeooo:rsid="001304de" officeooo:paragraph-rsid="00e80841"/>
    </style:style>
    <style:style style:name="P87" style:family="paragraph" style:parent-style-name="Standard">
      <style:text-properties officeooo:rsid="001304de" officeooo:paragraph-rsid="002ab298"/>
    </style:style>
    <style:style style:name="P88" style:family="paragraph" style:parent-style-name="Standard">
      <style:text-properties officeooo:rsid="001304de" officeooo:paragraph-rsid="00e991ee"/>
    </style:style>
    <style:style style:name="P89" style:family="paragraph" style:parent-style-name="Standard">
      <style:text-properties officeooo:rsid="001304de" officeooo:paragraph-rsid="00e9dfe6"/>
    </style:style>
    <style:style style:name="P90" style:family="paragraph" style:parent-style-name="Standard">
      <style:text-properties officeooo:rsid="001304de" officeooo:paragraph-rsid="00ea2f1f"/>
    </style:style>
    <style:style style:name="P91" style:family="paragraph" style:parent-style-name="Standard">
      <style:text-properties officeooo:rsid="001304de" officeooo:paragraph-rsid="00f6ee93"/>
    </style:style>
    <style:style style:name="P92" style:family="paragraph" style:parent-style-name="Standard">
      <style:text-properties officeooo:rsid="001304de" officeooo:paragraph-rsid="00f9917d"/>
    </style:style>
    <style:style style:name="P93" style:family="paragraph" style:parent-style-name="Standard">
      <style:text-properties officeooo:rsid="001304de" officeooo:paragraph-rsid="00fca2a1"/>
    </style:style>
    <style:style style:name="P94" style:family="paragraph" style:parent-style-name="Standard">
      <style:text-properties officeooo:rsid="001304de" officeooo:paragraph-rsid="0100a608"/>
    </style:style>
    <style:style style:name="P95" style:family="paragraph" style:parent-style-name="Standard">
      <style:text-properties officeooo:rsid="001304de" officeooo:paragraph-rsid="010b3795"/>
    </style:style>
    <style:style style:name="P96" style:family="paragraph" style:parent-style-name="Standard">
      <style:text-properties officeooo:rsid="001304de" officeooo:paragraph-rsid="01100b78"/>
    </style:style>
    <style:style style:name="P97" style:family="paragraph" style:parent-style-name="Standard">
      <style:text-properties officeooo:rsid="001304de" officeooo:paragraph-rsid="0110a851"/>
    </style:style>
    <style:style style:name="P98" style:family="paragraph" style:parent-style-name="Standard">
      <style:text-properties officeooo:rsid="005d825c" officeooo:paragraph-rsid="005d825c"/>
    </style:style>
    <style:style style:name="P99" style:family="paragraph" style:parent-style-name="Standard">
      <style:text-properties officeooo:rsid="00d4a460" officeooo:paragraph-rsid="00d4a460"/>
    </style:style>
    <style:style style:name="P100" style:family="paragraph" style:parent-style-name="Standard">
      <style:text-properties officeooo:rsid="00e3e5d9" officeooo:paragraph-rsid="00e3e5d9"/>
    </style:style>
    <style:style style:name="P101" style:family="paragraph" style:parent-style-name="Standard">
      <style:text-properties fo:font-weight="normal" officeooo:rsid="00630b54" officeooo:paragraph-rsid="00630b54" style:font-weight-asian="normal" style:font-weight-complex="normal"/>
    </style:style>
    <style:style style:name="P102" style:family="paragraph" style:parent-style-name="Standard">
      <style:text-properties fo:font-weight="normal" officeooo:rsid="00f34b3e" officeooo:paragraph-rsid="00f34b3e" style:font-weight-asian="normal" style:font-weight-complex="normal"/>
    </style:style>
    <style:style style:name="T1" style:family="text">
      <style:text-properties officeooo:rsid="0018f6c1"/>
    </style:style>
    <style:style style:name="T2" style:family="text">
      <style:text-properties officeooo:rsid="001d861f"/>
    </style:style>
    <style:style style:name="T3" style:family="text">
      <style:text-properties fo:font-weight="bold" style:font-weight-asian="bold" style:font-weight-complex="bold"/>
    </style:style>
    <style:style style:name="T4" style:family="text">
      <style:text-properties fo:font-weight="bold" officeooo:rsid="008f75e6" style:font-weight-asian="bold" style:font-weight-complex="bold"/>
    </style:style>
    <style:style style:name="T5" style:family="text">
      <style:text-properties fo:font-weight="bold" officeooo:rsid="001304de" style:font-weight-asian="bold" style:font-weight-complex="bold"/>
    </style:style>
    <style:style style:name="T6" style:family="text">
      <style:text-properties fo:font-weight="bold" officeooo:rsid="0110a851" style:font-weight-asian="bold" style:font-weight-complex="bold"/>
    </style:style>
    <style:style style:name="T7" style:family="text">
      <style:text-properties officeooo:rsid="0028a358"/>
    </style:style>
    <style:style style:name="T8" style:family="text">
      <style:text-properties officeooo:rsid="00294a76"/>
    </style:style>
    <style:style style:name="T9" style:family="text">
      <style:text-properties fo:font-style="italic" style:font-style-asian="italic" style:font-style-complex="italic"/>
    </style:style>
    <style:style style:name="T10" style:family="text">
      <style:text-properties officeooo:rsid="00338f94"/>
    </style:style>
    <style:style style:name="T11" style:family="text">
      <style:text-properties fo:font-weight="normal" style:font-weight-asian="normal" style:font-weight-complex="normal"/>
    </style:style>
    <style:style style:name="T12" style:family="text">
      <style:text-properties fo:font-weight="normal" officeooo:rsid="00ac8842" style:font-weight-asian="normal" style:font-weight-complex="normal"/>
    </style:style>
    <style:style style:name="T13" style:family="text">
      <style:text-properties fo:font-weight="normal" officeooo:rsid="0110a851" style:font-weight-asian="normal" style:font-weight-complex="normal"/>
    </style:style>
    <style:style style:name="T14" style:family="text">
      <style:text-properties officeooo:rsid="00433e7e"/>
    </style:style>
    <style:style style:name="T15" style:family="text">
      <style:text-properties officeooo:rsid="00128b1b"/>
    </style:style>
    <style:style style:name="T16" style:family="text">
      <style:text-properties officeooo:rsid="0046f64d"/>
    </style:style>
    <style:style style:name="T17" style:family="text">
      <style:text-properties officeooo:rsid="0048786d"/>
    </style:style>
    <style:style style:name="T18" style:family="text">
      <style:text-properties officeooo:rsid="00491ff8"/>
    </style:style>
    <style:style style:name="T19" style:family="text">
      <style:text-properties officeooo:rsid="00516547"/>
    </style:style>
    <style:style style:name="T20" style:family="text">
      <style:text-properties officeooo:rsid="0052ac56"/>
    </style:style>
    <style:style style:name="T21" style:family="text">
      <style:text-properties officeooo:rsid="0055f75a"/>
    </style:style>
    <style:style style:name="T22" style:family="text">
      <style:text-properties officeooo:rsid="00570cce"/>
    </style:style>
    <style:style style:name="T23" style:family="text">
      <style:text-properties officeooo:rsid="005f9fba"/>
    </style:style>
    <style:style style:name="T24" style:family="text">
      <style:text-properties officeooo:rsid="00622dcf"/>
    </style:style>
    <style:style style:name="T25" style:family="text">
      <style:text-properties officeooo:rsid="006afe88"/>
    </style:style>
    <style:style style:name="T26" style:family="text">
      <style:text-properties officeooo:rsid="006ebfa4"/>
    </style:style>
    <style:style style:name="T27" style:family="text">
      <style:text-properties officeooo:rsid="00724602"/>
    </style:style>
    <style:style style:name="T28" style:family="text">
      <style:text-properties officeooo:rsid="0075519b"/>
    </style:style>
    <style:style style:name="T29" style:family="text">
      <style:text-properties officeooo:rsid="0076f31f"/>
    </style:style>
    <style:style style:name="T30" style:family="text">
      <style:text-properties officeooo:rsid="0079b50f"/>
    </style:style>
    <style:style style:name="T31" style:family="text">
      <style:text-properties officeooo:rsid="007f5278"/>
    </style:style>
    <style:style style:name="T32" style:family="text">
      <style:text-properties officeooo:rsid="00834134"/>
    </style:style>
    <style:style style:name="T33" style:family="text">
      <style:text-properties officeooo:rsid="008a106a"/>
    </style:style>
    <style:style style:name="T34" style:family="text">
      <style:text-properties officeooo:rsid="008bf06e"/>
    </style:style>
    <style:style style:name="T35" style:family="text">
      <style:text-properties officeooo:rsid="008f75e6"/>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a87f22"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font-style="normal" style:text-underline-style="solid" style:text-underline-width="auto" style:text-underline-color="font-color" officeooo:rsid="00a87f22" style:font-style-asian="normal" style:font-style-complex="normal"/>
    </style:style>
    <style:style style:name="T42" style:family="text">
      <style:text-properties officeooo:rsid="00ac8842"/>
    </style:style>
    <style:style style:name="T43" style:family="text">
      <style:text-properties officeooo:rsid="00aee2cf"/>
    </style:style>
    <style:style style:name="T44" style:family="text">
      <style:text-properties officeooo:rsid="00b97251"/>
    </style:style>
    <style:style style:name="T45" style:family="text">
      <style:text-properties officeooo:rsid="00b9cc50"/>
    </style:style>
    <style:style style:name="T46" style:family="text">
      <style:text-properties officeooo:rsid="00d06664"/>
    </style:style>
    <style:style style:name="T47" style:family="text">
      <style:text-properties officeooo:rsid="00ef53a4"/>
    </style:style>
    <style:style style:name="T48" style:family="text">
      <style:text-properties officeooo:rsid="00efe5e1"/>
    </style:style>
    <style:style style:name="T49" style:family="text">
      <style:text-properties officeooo:rsid="00f0b10c"/>
    </style:style>
    <style:style style:name="T50" style:family="text">
      <style:text-properties officeooo:rsid="00f5d701"/>
    </style:style>
    <style:style style:name="T51" style:family="text">
      <style:text-properties officeooo:rsid="0106f978"/>
    </style:style>
    <style:style style:name="T52" style:family="text">
      <style:text-properties officeooo:rsid="01093894"/>
    </style:style>
    <style:style style:name="T53" style:family="text">
      <style:text-properties officeooo:rsid="010b3795"/>
    </style:style>
    <style:style style:name="T54" style:family="text">
      <style:text-properties officeooo:rsid="010fa5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indu Mantras</text:h>
      <text:p text:style-name="P37"><text:span text:style-name="T24">20</text:span>.7.2015</text:p>
      <text:p text:style-name="P31">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31"/>
      <text:p text:style-name="P32">Each mantra is <text:span text:style-name="T35">recommended to be </text:span>chanted for an entire mala – 108 times. According to the Vedic scriptures, our bodies – <text:s/><text:span text:style-name="T33">p</text:span>hysical and subtle – contain 72,000 en<text:span text:style-name="T33">e</text:span>rgy channels, which are calle<text:span text:style-name="T33">d</text:span> Nadis ’There are 108 major nadis that meet in the ‘sacred heart’ (hrit padma). By chanting a mantra 108 times the energy permeates the entire <text:span text:style-name="T34">b</text:span>ody and energy body. <text:s/><text:span text:style-name="T34">T</text:span>ake time after the chanting in order to enjoy the blessings of the practice. <text:span text:style-name="T34">C</text:span>hoose a particular mantra and make it part of your daily life for at least for 21 days – or the auspici<text:span text:style-name="T34">o</text:span>us number of 40 days. Chant it once or twice daily if po<text:span text:style-name="T34">s</text:span>sible, at dawn and/or dusk, <text:span text:style-name="T44">or </text:span>just <text:span text:style-name="T34">when you can.</text:span>. Make it easy for yourse<text:span text:style-name="T34">l</text:span>f! <text:span text:style-name="T4">B</text:span><text:span text:style-name="T3">e focused when you chant, and enjoy each repetition to the fullest, by being as pr</text:span><text:span text:style-name="T4">es</text:span><text:span text:style-name="T3">ent as you can.</text:span></text:p>
      <text:p text:style-name="P40"/>
      <text:p text:style-name="P33">Buddhism takes the view that the nature of everything in its most restful</text:p>
      <text:p text:style-name="P33">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33"/>
      <text:p text:style-name="P33">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5">ing</text:span> in symptoms of psychological and physical disorders.</text:p>
      <text:p text:style-name="P43"/>
      <text:p text:style-name="P43">Explanations for common terms</text:p>
      <text:p text:style-name="P35"/>
      <text:p text:style-name="P11">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1"/>
      <text:p text:style-name="P11">NAMAHA – a common ending to many mantras, “I offer”, giving thanks.</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MOOLA <text:s/>M<text:span text:style-name="T1">A</text:span>NTRA</text:p>
      <text:p text:style-name="P14"/>
      <text:p text:style-name="P18"><text:s text:c="7"/>C#m</text:p>
      <text:p text:style-name="P18">Om Satchitananda Parabrahma</text:p>
      <text:p text:style-name="P18"/>
      <text:p text:style-name="P18">C#m</text:p>
      <text:p text:style-name="P18">Purushothama Paramatma</text:p>
      <text:p text:style-name="P18"/>
      <text:p text:style-name="P18"><text:s text:c="6"/>F#m <text:s text:c="15"/>G#m</text:p>
      <text:p text:style-name="P18">Sri Bhagavati Sametha</text:p>
      <text:p text:style-name="P18"/>
      <text:p text:style-name="P18">F#m <text:s text:c="21"/>C#m</text:p>
      <text:p text:style-name="P18">Sri Bhagavate Namaha</text:p>
      <text:p text:style-name="P18"/>
      <text:p text:style-name="P18"><text:s text:c="9"/>C#m</text:p>
      <text:p text:style-name="P18">Hari om tat sat</text:p>
      <text:p text:style-name="P18"/>
      <text:p text:style-name="P18"><text:s text:c="8"/>G#m</text:p>
      <text:p text:style-name="P18">Hari om tat sat</text:p>
      <text:p text:style-name="P18"/>
      <text:p text:style-name="P18"><text:s text:c="8"/>E <text:s text:c="8"/>B</text:p>
      <text:p text:style-name="P18">Hari om tat sat</text:p>
      <text:p text:style-name="P18"/>
      <text:p text:style-name="P18"><text:s text:c="9"/>A <text:s text:c="7"/>C#m</text:p>
      <text:p text:style-name="P18">Hari om tat sat</text:p>
      <text:p text:style-name="P18"/>
      <text:p text:style-name="P14"/>
      <text:p text:style-name="P34">“Oh Divine Force, Spirit of All Creation, </text:p>
      <text:p text:style-name="P34">Highest Personality, Divine Presence, </text:p>
      <text:p text:style-name="P34">manifest in every living being. </text:p>
      <text:p text:style-name="P34">Supreme Soul manifested </text:p>
      <text:p text:style-name="P34">as the Divine Mother and as the Divin<text:span text:style-name="T2">e </text:span>Father. </text:p>
      <text:p text:style-name="P34">I bow in deepest reverence.”</text:p>
      <text:p text:style-name="P14"/>
      <text:p text:style-name="P20">OM <text:span text:style-name="T23">P</text:span>rimordial sound. <text:span text:style-name="T16">Calling on the highest energy of all there is.</text:span></text:p>
      <text:p text:style-name="P19"/>
      <text:p text:style-name="P19">SAT <text:span text:style-name="T17">T</text:span>ruth. <text:span text:style-name="T15">The formless.</text:span></text:p>
      <text:p text:style-name="P19"/>
      <text:p text:style-name="P19">CHIT <text:span text:style-name="T21">P</text:span>ure consciousness of the universe that is infinite, omni-present</text:p>
      <text:p text:style-name="P19">manifesting power of the universe</text:p>
      <text:p text:style-name="P1"/>
      <text:p text:style-name="P19">ANANDA <text:span text:style-name="T21">Pure </text:span>bliss, love, <text:span text:style-name="T18">joy</text:span> and friendship nature of the universe.</text:p>
      <text:p text:style-name="P19"/>
      <text:p text:style-name="P19">PARABRAHMA <text:span text:style-name="T21">S</text:span>upreme <text:span text:style-name="T22">creator </text:span>being in his absolute aspect.</text:p>
      <text:p text:style-name="P19"/>
      <text:p text:style-name="P19">PURUSHOTHAMA <text:span text:style-name="T15">Who has incarnated in human form to help guide mankind. T</text:span>he energy that incarnates as an Avatar to help and guide mankind and relate closely to the beloved creation. </text:p>
      <text:p text:style-name="P19"/>
      <text:p text:style-name="P19">PARAMATMA <text:span text:style-name="T21">S</text:span>upreme inner energy that is immanent in every creature and in all beings, living and non-living. <text:span text:style-name="T15">Who comes to me in my heart, and becomes my inner voice whenever I ask.</text:span></text:p>
      <text:p text:style-name="P1"/>
      <text:p text:style-name="P19">SRI BHAGAVATI <text:span text:style-name="T15">The divine mother, the power aspect of creation. C</text:span>haracterized as the supreme intelligence in action, the power (the Shakti). Mother Earth (Divine Mother) aspect of the creation.</text:p>
      <text:p text:style-name="P19"/>
      <text:p text:style-name="P19">SAMETHA <text:span text:style-name="T21">T</text:span>ogether <text:span text:style-name="T19">within</text:span>, in communion with</text:p>
      <text:p text:style-name="P19"/>
      <text:p text:style-name="P19">SRI BHAGAVATE <text:span text:style-name="T21">T</text:span>he male aspect of the creation, which is</text:p>
      <text:p text:style-name="P19">unchangeable and permanent.</text:p>
      <text:p text:style-name="P19"/>
      <text:p text:style-name="P19">NAMAHA <text:span text:style-name="T20">S</text:span>alutation. <text:span text:style-name="T15">I thank you and acknowledge this presence in my life. I ask for your guidance at all times.</text:span></text:p>
      <text:p text:style-name="P19"/>
      <text:p text:style-name="P19">HARI OM TAT SAT – God is the truth.</text:p>
      <text:p text:style-name="P19"/>
      <text:p text:style-name="P19"/>
      <text:p text:style-name="P60"/>
      <text:p text:style-name="P28"><text:soft-page-break/><text:span text:style-name="T25">Moola </text:span>mantra 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4">H</text:span>ere is the key with which any door to spiritual treasure could be opened. A tool which can be used to achieve all desires. A medicine which cures all ills. </text:p>
      <text:p text:style-name="P28"/>
      <text:p text:style-name="P29">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8"/>
      <text:p text:style-name="P27">Full Meaning</text:p>
      <text:p text:style-name="P27"/>
      <text:p text:style-name="P30"><text:span text:style-name="T3">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30"/>
      <text:p text:style-name="P30"><text:span text:style-name="T3">Sat</text:span> The all penetrating existence that is formless, shapeless, omnipresent, attributeless, and qualityless aspect of the Universe, <text:span text:style-name="T26">e</text:span>xperienced as emptiness of the Universe. <text:span text:style-name="T27">T</text:span>he body of the Universe that is static. Everything that has a form and can be sensed evolved out of this. <text:span text:style-name="T32">S</text:span>o subtle that it is beyond all perceptions. It can only be seen when it has become gross and has taken form. We are in the Universe and the Universe is in us. We are the effect and Universe is the cause and the cause manifests itself as the effect.</text:p>
      <text:p text:style-name="P30"/>
      <text:p text:style-name="P30"><text:span text:style-name="T3">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8">A</text:span>lso manifesting as the actions of the body, as thought force. <text:span text:style-name="T29">T</text:span>he Supreme Spirit.</text:p>
      <text:p text:style-name="P30"/>
      <text:p text:style-name="P30"><text:span text:style-name="T3">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30"/>
      <text:p text:style-name="P30"><text:span text:style-name="T3">Parabrahma</text:span> The Supreme Being in his Absolute aspect; beyond space and time. <text:span text:style-name="T30">T</text:span>he essence of the Universe that is with and without form. <text:span text:style-name="T31">The </text:span>Supreme creator.</text:p>
      <text:p text:style-name="P30"/>
      <text:p text:style-name="P30"><text:span text:style-name="T3">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30"/>
      <text:p text:style-name="P30"><text:span text:style-name="T3">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30"/>
      <text:p text:style-name="P30"><text:span text:style-name="T3">Sri Bhagavathi</text:span> The female aspect, which is characterized as the Supreme Intelligence in action, the Power (The Shakti). It is referred to the Mother Earth (Divine Mother) aspect of the creation.</text:p>
      <text:p text:style-name="P30"/>
      <text:p text:style-name="P30"><text:span text:style-name="T3">Sametha</text:span> Together or in communion with.</text:p>
      <text:p text:style-name="P30"/>
      <text:p text:style-name="P30"><text:span text:style-name="T3">Sri Bhagavathe</text:span> The Male aspect of the Creation, which is unchangeable and permanent.</text:p>
      <text:p text:style-name="P30"/>
      <text:p text:style-name="P30"><text:span text:style-name="T3">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p text:style-name="P41"/>
      <text:p text:style-name="P2"><text:soft-page-break/><text:span text:style-name="T3">Gayatri Mantra</text:span> </text:p>
      <text:p text:style-name="P2"/>
      <text:p text:style-name="P24">“<text:span text:style-name="T10">A</text:span> prayer of praise that awakens the vital energies and gives liberation and deliverance from ignorance”</text:p>
      <text:p text:style-name="P24"/>
      <text:p text:style-name="P3">Om Bhuur-Bhuvah Swaha</text:p>
      <text:p text:style-name="P3"/>
      <text:p text:style-name="P3">Om Tat-Savitur-Varennyam</text:p>
      <text:p text:style-name="P3"/>
      <text:p text:style-name="P3">Bhargo Devasya Dhiimahi</text:p>
      <text:p text:style-name="P3"/>
      <text:p text:style-name="P3">Dhiyo Yo Nah Pracodayaat</text:p>
      <text:p text:style-name="P3"/>
      <text:p text:style-name="P3"/>
      <text:p text:style-name="P3"/>
      <text:p text:style-name="P2">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2"/>
      <text:p text:style-name="P9"><text:span text:style-name="T42">That </text:span>Divine Illumination which pervades the <text:span text:style-name="T11">physical plane astral plane</text:span><text:span text:style-name="T3"> </text:span>and/or the <text:span text:style-name="T11">celestial plane. </text:span><text:span text:style-name="T12">That </text:span><text:span text:style-name="T11">which is the most adorable. </text:span>On that Divine Radiance we Meditate. May that Enlighten Our Intellect and Awaken our Spiritual Wisdom.</text:p>
      <text:p text:style-name="P44"/>
      <text:p text:style-name="P45"/>
      <text:p text:style-name="P45"/>
      <text:p text:style-name="P45"/>
      <text:p text:style-name="P45"/>
      <text:p text:style-name="P45"/>
      <text:p text:style-name="P45"/>
      <text:p text:style-name="P45"/>
      <text:p text:style-name="P45"/>
      <text:p text:style-name="P61">Om Bhuur-Bhuvah Swaha</text:p>
      <text:p text:style-name="P4"><text:span text:style-name="T3">Om</text:span> that Divine Illumination which pervades the </text:p>
      <text:p text:style-name="P8"><text:span text:style-name="T3">Bhu Loka </text:span><text:span text:style-name="T11">physical plane </text:span></text:p>
      <text:p text:style-name="P8"><text:span text:style-name="T3">Bhuvar Loka or Antariksha Loka </text:span><text:span text:style-name="T11">astral plane</text:span><text:span text:style-name="T3"> </text:span>and/or the </text:p>
      <text:p text:style-name="P8"><text:span text:style-name="T3">Suvar Loka or Swarga Loka </text:span><text:span text:style-name="T11">celestial plane </text:span></text:p>
      <text:p text:style-name="P46"/>
      <text:p text:style-name="P2"><text:span text:style-name="T3">Om Bhur Bhuva Swaha</text:span> is actually a preamble to the main mantra and means that we invoke in our prayer and meditation the One who is our inspirer, our creator and who is the abode of supreme Joy. <text:s/>It also means, we invoke the earthly, physical world, the world of our mind, and the world of our soul.</text:p>
      <text:p text:style-name="P2"/>
      <text:p text:style-name="P36">Tat Savitur Varenyam </text:p>
      <text:p text:style-name="P5"><text:span text:style-name="T3">Tat</text:span> THAT, denoting t<text:span text:style-name="T43">h</text:span>e Supreme Being. <text:s/></text:p>
      <text:p text:style-name="P6"><text:span text:style-name="T3">Savitur</text:span> the radiating source of life with the brightness of the Sun</text:p>
      <text:p text:style-name="P9"><text:span text:style-name="T3">That Savitr</text:span> Divine Illumination which is the Most Adorable</text:p>
      <text:p text:style-name="P6"><text:span text:style-name="T3">Varenyam</text:span> most adorable, most desirable.</text:p>
      <text:p text:style-name="P47"/>
      <text:p text:style-name="P7"><text:span text:style-name="T38">Bhargo Devasya Deemah</text:span><text:span text:style-name="T39">i</text:span></text:p>
      <text:p text:style-name="P7"><text:span text:style-name="T3">Bhargo</text:span> luster and splendor</text:p>
      <text:p text:style-name="P7"><text:span text:style-name="T3">Devasya</text:span> Divine or Supreme</text:p>
      <text:p text:style-name="P7"><text:span text:style-name="T3">Deemahi</text:span> “We meditate upon”.</text:p>
      <text:p text:style-name="P2"/>
      <text:p text:style-name="P7"><text:span text:style-name="T40">Deeyo Yo Naha Prachodaya</text:span><text:span text:style-name="T41">t</text:span></text:p>
      <text:p text:style-name="P7"><text:span text:style-name="T3">Deeyo</text:span> our understanding of reality, our intellect, our intention.</text:p>
      <text:p text:style-name="P7"><text:span text:style-name="T3">Yo</text:span> He Who</text:p>
      <text:p text:style-name="P7"><text:span text:style-name="T3">Naha</text:span> Our. </text:p>
      <text:p text:style-name="P7"><text:span text:style-name="T3">Prachodayaat </text:span>May he Inspire, Guide.</text:p>
      <text:p text:style-name="P2"/>
      <text:p text:style-name="P46"/>
      <text:p text:style-name="P46"/>
      <text:p text:style-name="P46"/>
      <text:p text:style-name="P46"/>
      <text:p text:style-name="P46"/>
      <text:p text:style-name="P83"><text:soft-page-break/><text:span text:style-name="T3">TEYATA OM BEKANZE BEKANZE MAHA BEKANZE BEKANZE RADZA SAMUT GATE SO HA</text:span> (Healing)</text:p>
      <text:p text:style-name="P83"/>
      <text:p text:style-name="P63">“I invoke the healing buddha inside me by going all the way to the supreme heights to remove the pain of illness and spiritual ignorance.”</text:p>
      <text:p text:style-name="P63"/>
      <text:p text:style-name="P83"><text:span text:style-name="T5"/></text:p>
      <text:p text:style-name="P71"><text:span text:style-name="T3">Om Purnam</text:span> (Shanti Mantra)</text:p>
      <text:p text:style-name="P71"/>
      <text:p text:style-name="P71">OM Purnamadah Purnamidam</text:p>
      <text:p text:style-name="P71">Purnat Purnamudachyate</text:p>
      <text:p text:style-name="P71">Purnasya Purnamadaya</text:p>
      <text:p text:style-name="P71">Purnamevavashishyat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8"/>
      <text:p text:style-name="P79"/>
      <text:p text:style-name="P100"><text:span text:style-name="T3">Teyata om..</text:span></text:p>
      <text:p text:style-name="P83">The practical purpose of spirituality is to help others deal with their various life issues. Sickness represents a major problem. Reciting this mantra may contribute to healing on many levels adding to the effectiveness of medical treatment and medicines.</text:p>
      <text:p text:style-name="P83"><text:span text:style-name="T5"/></text:p>
      <text:p text:style-name="P71"/>
      <text:p text:style-name="P99"><text:span text:style-name="T3">Om Purnam</text:span> (Shanti Mantra)</text:p>
      <text:p text:style-name="P71"/>
      <text:p text:style-name="P71">That is the whole.</text:p>
      <text:p text:style-name="P71">This is the whole.</text:p>
      <text:p text:style-name="P71">From wholeness emerges wholeness.</text:p>
      <text:p text:style-name="P71">Wholeness coming from wholeness,</text:p>
      <text:p text:style-name="P71">Wholeness still remains.</text:p>
      <text:p text:style-name="P71"/>
      <text:p text:style-name="P71"/>
      <text:p text:style-name="P71">"...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49"><text:span text:style-name="T3"/></text:p>
      <text:p text:style-name="P49"><text:span text:style-name="T3"/></text:p>
      <text:p text:style-name="P49"><text:span text:style-name="T3"/></text:p>
      <text:p text:style-name="P49"><text:span text:style-name="T3"/></text:p>
      <text:p text:style-name="P49"><text:span text:style-name="T3"/></text:p>
      <text:p text:style-name="P79"><text:soft-page-break/><text:span text:style-name="T3">OM BENZA SATTO HUNG</text:span> (Purification)</text:p>
      <text:p text:style-name="P79"/>
      <text:p text:style-name="P79">Which is the short version of the 100 syllable Mantra:</text:p>
      <text:p text:style-name="P80"/>
      <text:p text:style-name="P79">OM BENZA SATVO SA MA YA MA NU PALA YA BHENZA SATTO TENO PA TISHTHA DRIDHO ME BHAWA SUTOKHAYO ME BHAWA SUPOKHAYO ME BHAWA ANURAKTO ME BHAWA SARVA SIDDHI ME PRAYACCHA SARVA KARMA SUTSA ME</text:p>
      <text:p text:style-name="P79">TSITTAM SHREYANG KURU HUNG HA HA HA HA HO BHAGWAN SARVA TATHAGATA BENZA MA ME MUCCHA BHENZE BHAWA MAHA SAMAYASATTVA AH HUNG PHET.</text:p>
      <text:p text:style-name="P79"/>
      <text:p text:style-name="P52"><text:span text:style-name="T3"/></text:p>
      <text:p text:style-name="P49"><text:span text:style-name="T3"/></text:p>
      <text:p text:style-name="P13"><text:span text:style-name="T3">OM GUM GANAPATAYEI NAMAHA</text:span> (Removing of Obstacles)</text:p>
      <text:p text:style-name="P10"/>
      <text:p text:style-name="P21">“Salutations to the remover of obstacles”</text:p>
      <text:p text:style-name="P10"/>
      <text:p text:style-name="P10">This sound formula assists us in the removal of obstacles. <text:span text:style-name="T51">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10"/>
      <text:p text:style-name="P10"/>
      <text:p text:style-name="P10"/>
      <text:p text:style-name="P10"/>
      <text:p text:style-name="P79"><text:span text:style-name="T3"/></text:p>
      <text:p text:style-name="P79"><text:span text:style-name="T3"/></text:p>
      <text:p text:style-name="P79"><text:span text:style-name="T3"/></text:p>
      <text:p text:style-name="P79"><text:span text:style-name="T3"/></text:p>
      <text:p text:style-name="P79"><text:span text:style-name="T3"/></text:p>
      <text:p text:style-name="P79"><text:span text:style-name="T3">OM BENZA SATTO HUNG</text:span> </text:p>
      <text:p text:style-name="P10"/>
      <text:p text:style-name="P79"/>
      <text:p text:style-name="P79"/>
      <text:p text:style-name="P79">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2">H</text:span>elps <text:span text:style-name="T53">to </text:span>transform negative karma created over many lifetimes.</text:p>
      <text:p text:style-name="P52"><text:span text:style-name="T3"/></text:p>
      <text:p text:style-name="P82"><text:span text:style-name="T3"/></text:p>
      <text:p text:style-name="P82"><text:span text:style-name="T3"/></text:p>
      <text:p text:style-name="P95"><text:span text:style-name="T3">OM GUM GANAPATAYEI NAMAHA</text:span> (Removing of Obstacles)</text:p>
      <text:p text:style-name="P10"/>
      <text:p text:style-name="P10"/>
      <text:p text:style-name="P81"><text:span text:style-name="T3"/></text:p>
      <text:p text:style-name="P81"><text:span text:style-name="T3">Gum</text:span> the seed sound for Ganesh.</text:p>
      <text:p text:style-name="P81"/>
      <text:p text:style-name="P81"><text:span text:style-name="T3">Ganapati</text:span> another name for Ganesh - the Remover of Obstacles and the</text:p>
      <text:p text:style-name="P81">God of Oneness/Unity.</text:p>
      <text:p text:style-name="P81"/>
      <text:p text:style-name="P81"><text:span text:style-name="T3">Yei </text:span><text:span text:style-name="T11">a sound that activates shakti/energy.</text:span></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oft-page-break/><text:span text:style-name="T3">OM SHREE DHANVANTRE NAMAHA</text:span> (Healing)</text:p>
      <text:p text:style-name="P10"/>
      <text:p text:style-name="P21">“Salutations to the being and power of the Celestial Healer.”</text:p>
      <text:p text:style-name="P10"/>
      <text:p text:style-name="P57"/>
      <text:p text:style-name="P10"/>
      <text:p text:style-name="P10"/>
      <text:p text:style-name="P10"/>
      <text:p text:style-name="P10"/>
      <text:p text:style-name="P10"/>
      <text:p text:style-name="P10"/>
      <text:p text:style-name="P10"/>
      <text:p text:style-name="P10"><text:span text:style-name="T3"/></text:p>
      <text:p text:style-name="P10"><text:span text:style-name="T3">OM NAMO BHAGAVATE VASUDEVAYA</text:span> (Liberation)</text:p>
      <text:p text:style-name="P10"/>
      <text:p text:style-name="P22">“Salutations to the Indweller who is omnipresent, omnipotent, immortal and divine. This mantra is called the Great Liberation Twelve-Syllable Mantra.“</text:p>
      <text:p text:style-name="P12"/>
      <text:p text:style-name="P94"><text:span text:style-name="T3"/></text:p>
      <text:p text:style-name="P12"/>
      <text:p text:style-name="P12"/>
      <text:p text:style-name="P12"/>
      <text:p text:style-name="P12"/>
      <text:p text:style-name="P12"/>
      <text:p text:style-name="P12"/>
      <text:p text:style-name="P12"/>
      <text:p text:style-name="P12"/>
      <text:p text:style-name="P12"/>
      <text:p text:style-name="P10"/>
      <text:p text:style-name="P10"/>
      <text:p text:style-name="P10"/>
      <text:p text:style-name="P92"/>
      <text:p text:style-name="P94"><text:span text:style-name="T3"/></text:p>
      <text:p text:style-name="P97"><text:span text:style-name="T3">Dhanvantari</text:span> is the celestial healer/physician - the patron saint of Ayurveda.<text:span text:style-name="T3"> </text:span><text:span text:style-name="T13">This </text:span>mantra helps us find the right path to healing, or directs us to the right health practitioner. <text:span text:style-name="T7">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56"/>
      <text:p text:style-name="P15"/>
      <text:p text:style-name="P15"/>
      <text:p text:style-name="P86"><text:span text:style-name="T3"/></text:p>
      <text:p text:style-name="P93"/>
      <text:p text:style-name="P96"><text:span text:style-name="T3">Vasudeva</text:span> is the individual aspect of God that dwells inside of us.<text:span text:style-name="T3">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93"><text:span text:style-name="T3"/></text:p>
      <text:p text:style-name="P93"><text:span text:style-name="T3"/></text:p>
      <text:p text:style-name="P93"><text:span text:style-name="T3"/></text:p>
      <text:p text:style-name="P93"><text:span text:style-name="T3"/></text:p>
      <text:p text:style-name="P93"><text:span text:style-name="T3"/></text:p>
      <text:p text:style-name="P93"><text:span text:style-name="T3"/></text:p>
      <text:p text:style-name="P93"><text:span text:style-name="T3"/></text:p>
      <text:p text:style-name="P93"><text:span text:style-name="T3"/></text:p>
      <text:p text:style-name="P93"><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89"><text:soft-page-break/><text:span text:style-name="T3">OM MUNI MUNI MAHA MUNI SO HA</text:span> (Buddha)</text:p>
      <text:p text:style-name="P89"/>
      <text:p text:style-name="P64">“To the teacher, teacher, the great teacher, I pay homage.”</text:p>
      <text:p text:style-name="P89"/>
      <text:p text:style-name="P89"/>
      <text:p text:style-name="P89"><text:span text:style-name="T37"/></text:p>
      <text:p text:style-name="P89"><text:span text:style-name="T37"/></text:p>
      <text:p text:style-name="P89"><text:span text:style-name="T37">TEYATA GATE GATE PARAGATE PARA SAMGATE BODHI SO HA</text:span><text:span text:style-name="T36"> </text:span>(Perfection)</text:p>
      <text:p text:style-name="P54"/>
      <text:p text:style-name="P64"><text:span text:style-name="T3">“</text:span>Gone, gone, gone far beyond to the awakened state.”</text:p>
      <text:p text:style-name="P64"/>
      <text:p text:style-name="P54"><text:span text:style-name="T3"/></text:p>
      <text:p text:style-name="P54"><text:span text:style-name="T3"/></text:p>
      <text:p text:style-name="P85"><text:span text:style-name="T3"/></text:p>
      <text:p text:style-name="P85"><text:span text:style-name="T3">OM AH RA PA TSA NA DHI DHI DHI.....</text:span> (Wisdom)</text:p>
      <text:p text:style-name="P85"/>
      <text:p text:style-name="P65">“Amidst the chaos, everything is pure by nature.”</text:p>
      <text:p text:style-name="P90"><text:span text:style-name="T3"/></text:p>
      <text:p text:style-name="P64"/>
      <text:p text:style-name="P64"/>
      <text:p text:style-name="P64"/>
      <text:p text:style-name="P64"/>
      <text:p text:style-name="P64"/>
      <text:p text:style-name="P64"/>
      <text:p text:style-name="P64"/>
      <text:p text:style-name="P64"/>
      <text:p text:style-name="P64"/>
      <text:p text:style-name="P85"/>
      <text:p text:style-name="P85"/>
      <text:p text:style-name="P89"/>
      <text:p text:style-name="P89"/>
      <text:p text:style-name="P89"/>
      <text:p text:style-name="P89"/>
      <text:p text:style-name="P89"><text:span text:style-name="T3">OM MUNI MUNI MAHA MUNI SO HA</text:span></text:p>
      <text:p text:style-name="P89"><text:span text:style-name="T3"/></text:p>
      <text:p text:style-name="P89">The path that takes us to enlightenment comprises the six arts of perfection. This mantra helps us to be generous, patient, conscientious, diligent, focused and wise.</text:p>
      <text:p text:style-name="P54"><text:span text:style-name="T3"/></text:p>
      <text:p text:style-name="P59"/>
      <text:p text:style-name="P59">Teyata Gate..</text:p>
      <text:p text:style-name="P85"/>
      <text:p text:style-name="P89">The pinnacle of spiritual success is to achieve enlightenment. This depends on recognition of our potential. The mantra confirms that each of us has the capacity to replace ignorance with wisdom.</text:p>
      <text:p text:style-name="P54"><text:span text:style-name="T3"/></text:p>
      <text:p text:style-name="P55"/>
      <text:p text:style-name="P55"/>
      <text:p text:style-name="P55">OM AH RA PA TSA NA DHI DHI DHI..... (Wisdom)</text:p>
      <text:p text:style-name="P55"/>
      <text:p text:style-name="P90">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90">guru.</text:p>
      <text:p text:style-name="P65"><text:span text:style-name="T3"/></text:p>
      <text:p text:style-name="P90"><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pan text:style-name="T3"/></text:p>
      <text:p text:style-name="P78"><text:soft-page-break/><text:span text:style-name="T3">OM SHANTI OM</text:span> (Peace)</text:p>
      <text:p text:style-name="P78"/>
      <text:p text:style-name="P78">Om Peace Om</text:p>
      <text:p text:style-name="P78"/>
      <text:p text:style-name="P78">No words needed!</text:p>
      <text:p text:style-name="P78"/>
      <text:p text:style-name="P73"/>
      <text:p text:style-name="P50">OM Shanti Shanti Shantihi</text:p>
      <text:p text:style-name="P73"/>
      <text:p text:style-name="P73">OM, peace (within), peace (with each other), peace (universal).</text:p>
      <text:p text:style-name="P50"/>
      <text:p text:style-name="P73">Peace in my heart, peace with each other, peace in the cosmos.</text:p>
      <text:p text:style-name="P50"/>
      <text:p text:style-name="P15"/>
      <text:p text:style-name="P79"><text:span text:style-name="T3"/></text:p>
      <text:p text:style-name="P79"><text:span text:style-name="T3">OM MANI PADME HUM</text:span> (Compassion) </text:p>
      <text:p text:style-name="P79"/>
      <text:p text:style-name="P79"><text:span text:style-name="T9">“Hail to the Jewel in the Lotus.”</text:span></text:p>
      <text:p text:style-name="P62"/>
      <text:p text:style-name="P79">Our potential is cultivated through confidence that the suffering of others can be eradicated. This produces unshakable self - belief and inner beauty.</text:p>
      <text:p text:style-name="P52"><text:span text:style-name="T3"/></text:p>
      <text:p text:style-name="P88"><text:span text:style-name="T3"/></text:p>
      <text:p text:style-name="P88"><text:span text:style-name="T3"/></text:p>
      <text:p text:style-name="P88"><text:span text:style-name="T3">OM RADHA KRISHNAYA NAMAHA</text:span> (Joy and Bliss)</text:p>
      <text:p text:style-name="P88"/>
      <text:p text:style-name="P88">When we tune into Radha – the bliss aspect of the divine – we can experience extreme joy and bliss and this can ultimately lead to the realization of Krishna – of divinity. </text:p>
      <text:p text:style-name="P88"/>
      <text:p text:style-name="P88">Radha and Krishna are the divine manifestation of the sacred union of masculine and feminin<text:span text:style-name="T8">e</text:span>.</text:p>
      <text:p text:style-name="P53"/>
      <text:p text:style-name="P53"/>
      <text:p text:style-name="P10"><text:span text:style-name="T3">OM SHREEM MAHALAKSHMIYEI NAMAHA </text:span>(Abundance)</text:p>
      <text:p text:style-name="P12"/>
      <text:p text:style-name="P22">“Salutations to that heart centered and great Lakshmi. May you pour forth your blessings upon me.” </text:p>
      <text:p text:style-name="P12"/>
      <text:p text:style-name="P12"><text:span text:style-name="T3">Shreem</text:span> is the seed sound for the principle of abundance of which the goddess Lakshmi is the personification. </text:p>
      <text:p text:style-name="P12"/>
      <text:p text:style-name="P12"><text:span text:style-name="T3">Maha</text:span> means great and this means not only in quantity but also in quality. Abundance - that is in harmony with the divine law. </text:p>
      <text:p text:style-name="P12"/>
      <text:p text:style-name="P12"><text:span text:style-name="T3">Lakshmi</text:span> is the goddess of wealth and prosperity – both spiritual and material. Invoking her through her name can bring tremendous creative energy.</text:p>
      <text:p text:style-name="P10"/>
      <text:p text:style-name="P10"/>
      <text:p text:style-name="P10"><text:span text:style-name="T3">OM KAMA PUJITAYEI NAMAHA</text:span> (Sacred Love-Making)</text:p>
      <text:p text:style-name="P10"/>
      <text:p text:style-name="P21">“Salutations to divine worship in the form of love making.”</text:p>
      <text:p text:style-name="P21"/>
      <text:p text:style-name="P10">You can use this mantra to bring more sacredness into love-making. Chanting it with each other before the act of love making will bring a whole new quality - honouring each other as the goddesses and gods we are.</text:p>
      <text:p text:style-name="P10"><text:span text:style-name="T3"/></text:p>
      <text:p text:style-name="P10"><text:span text:style-name="T3"/></text:p>
      <text:p text:style-name="P91"><text:span text:style-name="T3">OM ZAMBALA ZA LEN RAYE SO HA</text:span> (Prosperity)</text:p>
      <text:p text:style-name="P91"/>
      <text:p text:style-name="P66">“I pay homage to the god of fortune.”</text:p>
      <text:p text:style-name="P66"/>
      <text:p text:style-name="P91">Without material comforts humans face difficulty in finding happiness so this mantra calls for wealth energy to be created. It can help one to find success in work or business.</text:p>
      <text:p text:style-name="P75"><text:span text:style-name="T3"/></text:p>
      <text:p text:style-name="P10"><text:soft-page-break/><text:span text:style-name="T3">OM TARE TU TARE TURE MAMA AH YUH PUNE JANA PUTIM KURU SO HA</text:span> (White Tara)</text:p>
      <text:p text:style-name="P10"/>
      <text:p text:style-name="P23">The liberator of suffering shines light upon me to create an abundance of merit and wisdom for long life and happiness. </text:p>
      <text:p text:style-name="P23"/>
      <text:p text:style-name="P84">Long life and good health for oneself and others is sought through recitation of this mantra thus making one’s life and particularly the spiritual journey meaningful.</text:p>
      <text:p text:style-name="P10"><text:span text:style-name="T3"/></text:p>
      <text:p text:style-name="P72"><text:span text:style-name="T3"/></text:p>
      <text:p text:style-name="P17"><text:span text:style-name="T3">Saraswati Mantra</text:span> (Music and Learning)</text:p>
      <text:p text:style-name="P17"/>
      <text:p text:style-name="P17">OM Eim Saraswatyei Namaha</text:p>
      <text:p text:style-name="P17"/>
      <text:p text:style-name="P17">OM and salutations to Saraswati, the goddess of music, poetry, the arts,</text:p>
      <text:p text:style-name="P17">education, learning and divine speech.</text:p>
      <text:p text:style-name="P17"/>
      <text:p text:style-name="P17">This mantra opens us towards education, learning, and the artistic</text:p>
      <text:p text:style-name="P17">world of music and poetry. Whenever you find yourself moved to tears</text:p>
      <text:p text:style-name="P17">by a piece of music, or touched by the words of the great poets and</text:p>
      <text:p text:style-name="P17">sages, you are in the presence of Saraswati. We offer this mantra as a</text:p>
      <text:p text:style-name="P17">gift to our children, that they may be at ease while learning the wonders</text:p>
      <text:p text:style-name="P17">of this unfolding mystery of Life.</text:p>
      <text:p text:style-name="P17"/>
      <text:p text:style-name="P17"><text:span text:style-name="T3"/></text:p>
      <text:p text:style-name="P76"><text:span text:style-name="T3">Kala Mantra</text:span> (Perfect Timing)</text:p>
      <text:p text:style-name="P76"/>
      <text:p text:style-name="P68"><text:span text:style-name="T46">“S</text:span>alutations to the Knower of the right time.”</text:p>
      <text:p text:style-name="P68"/>
      <text:p text:style-name="P76">OM Kala Vide Namaha</text:p>
      <text:p text:style-name="P76"/>
      <text:p text:style-name="P76"><text:span text:style-name="T46">O</text:span>pens us to synchronicity and balance, so that all our actions become perfectly timed, rooted in the present moment of innocent wonder.</text:p>
      <text:p text:style-name="P17"><text:span text:style-name="T3">Narayana Mantra</text:span> (Divine Spirit)</text:p>
      <text:p text:style-name="P17">OM Namo Narayanaya</text:p>
      <text:p text:style-name="P17"/>
      <text:p text:style-name="P17">I bow down to the divine spirit.</text:p>
      <text:p text:style-name="P17"/>
      <text:p text:style-name="P17"><text:span text:style-name="T47">S</text:span>alutes the all-pervading aspect of the Great Spirit that is</text:p>
      <text:p text:style-name="P17">anchored in our hearts and the hearts of all beings. <text:span text:style-name="T48">D</text:span>estroys barriers,</text:p>
      <text:p text:style-name="P17">obstacles, afflictions, and difficulties. <text:span text:style-name="T49">L</text:span>eads us to self-realisation.</text:p>
      <text:p text:style-name="P17">Traditionally chanted to assist the dying as they make their transition,</text:p>
      <text:p text:style-name="P17">the mantra asks prayerfully, that we may all merge into the grace of</text:p>
      <text:p text:style-name="P74">divine light.</text:p>
      <text:p text:style-name="P74"><text:span text:style-name="T3"/></text:p>
      <text:p text:style-name="P74"><text:span text:style-name="T3"/></text:p>
      <text:p text:style-name="P17"><text:span text:style-name="T3">Pashupati Mantra</text:span> (Blessing the Animals)</text:p>
      <text:p text:style-name="P17"/>
      <text:p text:style-name="P67">“Salutations to the Lord of Animals.”</text:p>
      <text:p text:style-name="P70"/>
      <text:p text:style-name="P17">OM Pashupatayei Namaha</text:p>
      <text:p text:style-name="P17"/>
      <text:p text:style-name="P17">With this mantra we consciously attune ourselves to our beloved fellow travellers of the Animal Kingdom.</text:p>
      <text:p text:style-name="P48"/>
      <text:p text:style-name="P48"/>
      <text:p text:style-name="P98"><text:span text:style-name="T3">Sources</text:span></text:p>
      <text:p text:style-name="P102"/>
      <text:p text:style-name="P102"><text:span text:style-name="T54">The mantras and their explanations have been collected from various sources over time. </text:span>This is work in progress, <text:span text:style-name="T50">and made for private purposes to support mantra recitation</text:span>. Other sources may have been used and will be added where appropriate.</text:p>
      <text:p text:style-name="P102"/>
      <text:p text:style-name="P25">Deva Premal. Mantras for precarious times. </text:p>
      <text:p text:style-name="P25">Deva Premal. Tibetan mantras turbulent times</text:p>
      <text:p text:style-name="P26">Deva Premal &amp; Miten with Manose. Mantras for Lif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7-22T22:51:51.128917631</dc:date>
    <meta:editing-duration>PT2H33M58S</meta:editing-duration>
    <meta:editing-cycles>261</meta:editing-cycles>
    <meta:generator>LibreOffice/4.4.2.2$Linux_X86_64 LibreOffice_project/40m0$Build-2</meta:generator>
    <meta:document-statistic meta:table-count="0" meta:image-count="0" meta:object-count="0" meta:page-count="10" meta:paragraph-count="196" meta:word-count="3314" meta:character-count="19838" meta:non-whitespace-character-count="16578"/>
  </office:meta>
</office:document-meta>
</file>